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lueSet</text:p>
      <text:p text:style-name="Standard"/>
      <text:p text:style-name="Standard"/>
      <text:p text:style-name="P1">1.) Unterscheidung zwischen fixed Enumeration und configurable Enumeration:</text:p>
      <text:list text:style-name="L1">
        <text:list-item>
          <text:p text:style-name="P2">fixed Enumeration<text:line-break/>Im Modell werden die Werte definiert. Im Produktbaustein kann die gültige Teilmenge definiert werden.</text:p>
        </text:list-item>
        <text:list-item>
          <text:p text:style-name="P2">all-values Enumeration<text:line-break/>Im Modell wird festgelegt, dass der Wertebereich eine Enumeration ist. Die konkreten Werte werden im Baustein festgelegt.</text:p>
        </text:list-item>
      </text:list>
      <text:p text:style-name="Standard"/>
      <text:list text:style-name="L2">
        <text:list-item>
          <text:p text:style-name="P3">Umbenennen des bisherigen ValueSetType.ENUM in FIXED_ENUMERATION</text:p>
        </text:list-item>
      </text:list>
      <text:p text:style-name="Standard">Abbildung im Faktor-IPS Modell:</text:p>
      <text:list text:style-name="L2">
        <text:list-item>
          <text:p text:style-name="P3">Einführung von ValueSetType.ALL_VALUES_ENUMERATION und entsprechender Subclass von ValueSet.</text:p>
        </text:list-item>
      </text:list>
      <text:p text:style-name="Standard"/>
      <text:p text:style-name="Standard">2.) “Verschiebung der Entscheidung über den Typ des ValueSets in die Konfiguration</text:p>
      <text:p text:style-name="Standard">Abbildung im Faktor-IPS Modell:</text:p>
      <text:list text:style-name="L3">
        <text:list-item>
          <text:p text:style-name="P4">Einführung von ValueSetType.ANY und einer Subclass AnyValueSet von ValueSet. (Special case)</text:p>
        </text:list-item>
        <text:list-item>
          <text:p text:style-name="P4">Attribute des PolicyCmptTypes bekommt setValueIncludingSetTypeDefinedInConfiguration(boolean value) und isValueSetIncludingTypeDefinedInConfiguration().</text:p>
        </text:list-item>
        <text:list-item>
          <text:p text:style-name="P4">Beim set mit true, wird das ValueSet auf AnyValueSet gesetzt.</text:p>
        </text:list-item>
        <text:list-item>
          <text:p text:style-name="P4">Im AttributeEditDialog wird eine Checkbox für ValueSetIncludingTypeDefinedInConfiguration verwendet. Bei true, werden die anderen Controls disabled.</text:p>
        </text:list-item>
      </text:list>
      <text:p text:style-name="Standard"/>
      <text:p text:style-name="Standard">Das ValueSetEditControl wird so erweitert, dass es </text:p>
      <text:list text:style-name="L4">
        <text:list-item>
          <text:p text:style-name="P5">auch ANY und ALL_VALUES_ENUMERATION unterstützt.</text:p>
        </text:list-item>
        <text:list-item>
          <text:p text:style-name="P5">im Konstruktur die Liste der erlaubten ValueSetTypes übergeben werden kann. (die dann im DropDown angezeigt werden)</text:p>
        </text:list-item>
      </text:list>
      <text:p text:style-name="Standard"/>
      <text:p text:style-name="Standard">Wird im Baustein-Editor ein ValueSet für ein Modellattribut mit Type ANY editiert, so wird im Textfeld die ShortDescription des ValueSets angezeigt und das ValueSetEditControl zur Eingabe des ValueSets verwendet.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initial-creator>Jan Ortmann</meta:initial-creator>
    <meta:creation-date>2007-08-30T16:38:11</meta:creation-date>
    <dc:creator>Jan Ortmann</dc:creator>
    <dc:date>2007-08-30T16:53:19</dc:date>
    <dc:language>en-GB</dc:language>
    <meta:editing-cycles>11</meta:editing-cycles>
    <meta:editing-duration>PT15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7" meta:word-count="189" meta:character-count="1524"/>
  </office:meta>
</office:document-meta>
</file>